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Project Title: Clothify Store POS System</text:span></text:p>
      <text:p text:style-name="P1"><text:span text:style-name="T1"/></text:p>
      <text:p text:style-name="P1"><text:span text:style-name="T1">Student Name: Waruna Udara Sampath<text:s text:c="2"/></text:span></text:p>
      <text:p text:style-name="P1"><text:span text:style-name="T1">Batch Number: ICM 106/107<text:s text:c="2"/></text:span></text:p>
      <text:p text:style-name="P1"><text:span text:style-name="T1">Date: June 4, 2024</text:span></text:p>
      <text:p text:style-name="P1"><text:span text:style-name="T1"/></text:p>
      <text:p text:style-name="P1"><text:span text:style-name="T1"/></text:p>
      <text:p text:style-name="P1"><text:span text:style-name="T1"/></text:p>
      <text:p text:style-name="P1"><text:span text:style-name="T1">Table of Contents</text:span></text:p>
      <text:p text:style-name="P1"><text:span text:style-name="T1"/></text:p>
      <text:p text:style-name="P1"><text:span text:style-name="T1">1. Introduction</text:span></text:p>
      <text:p text:style-name="P1"><text:span text:style-name="T1">2. Project Objectives</text:span></text:p>
      <text:p text:style-name="P1"><text:span text:style-name="T1">3. Time Schedule</text:span></text:p>
      <text:p text:style-name="P1"><text:span text:style-name="T1">4. Use Case Diagram</text:span></text:p>
      <text:p text:style-name="P1"><text:span text:style-name="T1">5. ER Diagram</text:span></text:p>
      <text:p text:style-name="P1"><text:span text:style-name="T1">6. Completed Prototype Design</text:span></text:p>
      <text:p text:style-name="P1"><text:span text:style-name="T1">7. Conclusion</text:span></text:p>
      <text:p text:style-name="P1"><text:span text:style-name="T1"/></text:p>
      <text:p text:style-name="P1"><text:span text:style-name="T1">---</text:span></text:p>
      <text:p text:style-name="P1"><text:span text:style-name="T1"/></text:p>
      <text:p text:style-name="P1"><text:span text:style-name="T1">1. Introduction</text:span></text:p>
      <text:p text:style-name="P1"><text:span text:style-name="T1"/></text:p>
      <text:p text:style-name="P1"><text:span text:style-name="T1">1.1 Background<text:s text:c="2"/></text:span></text:p>
      <text:p text:style-name="P1"><text:span text:style-name="T1">Clothify Store is a thriving clothing shop located in the Panadura town area, offering a wide selection of trendy clothing for men, women, and children. As the business grows, there is a need to streamline operations and improve business processes through the implementation of a POS system.</text:span></text:p>
      <text:p text:style-name="P1"><text:span text:style-name="T1"/></text:p>
      <text:p text:style-name="P1"><text:span text:style-name="T1">1.2 Project Overview<text:s text:c="2"/></text:span></text:p>
      <text:p text:style-name="P1"><text:span text:style-name="T1">The objective of this project is to develop a standalone POS system for Clothify Store using JavaFX, Hibernate, and other specified technologies. This system will automate inventory management, sales tracking, and billing processes, enhancing operational efficiency and reducing errors.</text:span></text:p>
      <text:p text:style-name="P1"><text:span text:style-name="T1"/></text:p>
      <text:p text:style-name="P1"><text:span text:style-name="T1">1.3 Project Scope<text:s text:c="2"/></text:span></text:p>
      <text:p text:style-name="P1"><text:span text:style-name="T1">The system will include two interfaces: a user interface for store employees and an admin interface for the store owner. Key functionalities will cover user management, product management, supplier and employee management, order management, and report generation.</text:span></text:p>
      <text:p text:style-name="P1"><text:span text:style-name="T1"/></text:p>
      <text:p text:style-name="P1"><text:span text:style-name="T1">---</text:span></text:p>
      <text:p text:style-name="P1"><text:span text:style-name="T1"/></text:p>
      <text:p text:style-name="P1"><text:span text:style-name="T1">2. Project Objectives</text:span></text:p>
      <text:p text:style-name="P1"><text:span text:style-name="T1"/></text:p>
      <text:p text:style-name="P1"><text:span text:style-name="T1">- To understand the requirements of a standalone clothing store application.</text:span></text:p>
      <text:p text:style-name="P1"><text:span text:style-name="T1">- To design a comprehensive plan for the application development process, including system architecture, database design, and user interface design.</text:span></text:p>
      <text:p text:style-name="P1"><text:span text:style-name="T1">- To gain proficiency in JavaFX, Hibernate, Jasper Reporting, and layered architecture.</text:span></text:p>
      <text:p text:style-name="P1"><text:span text:style-name="T1">- To implement functionality including processing and validating data using Java.</text:span></text:p>
      <text:p text:style-name="P1"><text:span text:style-name="T1">- To learn concepts of architectures and design patterns.</text:span></text:p>
      <text:p text:style-name="P1"><text:span text:style-name="T1"/></text:p>
      <text:p text:style-name="P1"><text:span text:style-name="T1">---</text:span></text:p>
      <text:p text:style-name="P1"><text:span text:style-name="T1"/></text:p>
      <text:p text:style-name="P1"><text:span text:style-name="T1">3. Time Schedule</text:span></text:p>
      <text:p text:style-name="P1"><text:span text:style-name="T1"/></text:p>
      <text:p text:style-name="P1"><text:span text:style-name="T1">Gantt Chart<text:s text:c="2"/></text:span></text:p>
      <text:p text:style-name="P2"><draw:frame text:anchor-type="as-char" svg:width="152.40mm" svg:height="48.15mm" style:rel-width="scale" style:rel-height="scale"><draw:object-ole xlink:href="OleObj1"/><draw:image xlink:href="ObjectReplacements/OleObj1"/></draw:frame><text:span text:style-name="T1"/></text:p>
      <text:p text:style-name="P3"><text:span text:style-name="T1"/></text:p>
      <text:p text:style-name="P3"><text:span text:style-name="T1">---</text:span></text:p>
      <text:p text:style-name="P3"><text:span text:style-name="T1"/></text:p>
      <text:p text:style-name="P3"><text:span text:style-name="T1">4. Use Case Diagram</text:span></text:p>
      <text:p text:style-name="P3"><text:span text:style-name="T1"/></text:p>
      <text:p text:style-name="P3"><text:span text:style-name="T1">Description<text:s text:c="2"/></text:span></text:p>
      <text:p text:style-name="P3"><text:span text:style-name="T1">The Use Case Diagram will illustrate the interactions between users (store employees and admin) and the system, highlighting key functionalities such as user registration, login, product management, order management, and report generation.</text:span></text:p>
      <text:p text:style-name="P3"><text:span text:style-name="T1"/></text:p>
      <text:p text:style-name="P3"><text:span text:style-name="T1">Diagram<text:s text:c="2"/></text:span></text:p>
      <text:p text:style-name="P3"><text:span text:style-name="T1"/></text:p>
      <text:p text:style-name="P3"><text:span text:style-name="T1">---</text:span></text:p>
      <text:p text:style-name="P3"><text:span text:style-name="T1"/></text:p>
      <text:p text:style-name="P3"><text:span text:style-name="T1">5. ER Diagram</text:span></text:p>
      <text:p text:style-name="P3"><text:span text:style-name="T1"/></text:p>
      <text:p text:style-name="P3"><text:span text:style-name="T1">Description<text:s text:c="2"/></text:span></text:p>
      <text:p text:style-name="P3"><text:span text:style-name="T1">The ER (Entity-Relationship) Diagram will represent the data model for the POS system, showing the relationships between different entities such as users, products, orders, suppliers, and employees.</text:span></text:p>
      <text:p text:style-name="P3"><text:span text:style-name="T1"/></text:p>
      <text:p text:style-name="P3"><text:span text:style-name="T1">Diagram<text:s text:c="2"/></text:span></text:p>
      <text:p text:style-name="P3"><text:span text:style-name="T1"/></text:p>
      <text:p text:style-name="P3"><text:span text:style-name="T1">---</text:span></text:p>
      <text:p text:style-name="P3"><text:span text:style-name="T1"/></text:p>
      <text:p text:style-name="P3"><text:span text:style-name="T1">6. Completed Prototype Design</text:span></text:p>
      <text:p text:style-name="P3"><text:span text:style-name="T1"/></text:p>
      <text:p text:style-name="P3"><text:span text:style-name="T1">Description<text:s text:c="2"/></text:span></text:p>
      <text:p text:style-name="P3"><text:span text:style-name="T1">The prototype design includes wireframes and mockups representing the visual look and feel of the POS system. This stage ensures a well-designed, visually appealing, and user-friendly interface.</text:span></text:p>
      <text:p text:style-name="P3"><text:span text:style-name="T1"/></text:p>
      <text:p text:style-name="P3"><text:span text:style-name="T1">Prototype Links</text:span></text:p>
      <text:p text:style-name="P3"><text:a xlink:href="https://www.figma.com/design/KOV5jrBefPJDB0qcfrl6sx/Untitled?node-id=0-1&amp;t=ZnGvOisTHmrOpZrM-1"><text:span text:style-name="T2">https://www.figma.com/design/KOV5jrBefPJDB0qcfrl6sx/Untitled?node-id=0-1&amp;t=ZnGvOisTHmrOpZrM-1</text:span></text:a><text:span text:style-name="T3"/></text:p>
      <text:p text:style-name="P3"><text:span text:style-name="T3"/></text:p>
      <text:p text:style-name="P3"><text:span text:style-name="T3">---</text:span></text:p>
      <text:p text:style-name="P3"><text:span text:style-name="T3"/></text:p>
      <text:p text:style-name="P3"><text:span text:style-name="T3">7. Conclusion</text:span></text:p>
      <text:p text:style-name="P3"><text:span text:style-name="T3"/></text:p>
      <text:p text:style-name="P3"><text:span text:style-name="T3">This document outlines the initial planning and design stages for the Clothify Store POS system project. The milestones and deliverables have been clearly defined, and the next steps involve completing the prototype design and preparing for the development phase.</text:span></text:p>
      <text:p text:style-name="P3"><text:span text:style-name="T3"/></text:p>
      <text:p text:style-name="P3"><text:span text:style-name="T3">---</text:span></text:p>
      <text:p text:style-name="P3"><text:span text:style-name="T3"/></text:p>
      <text:p text:style-name="P3"><text:span text:style-name="T3">End of Documen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